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63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Block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Block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Blockposition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Blockposition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Comment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Comment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Config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Configcategory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Configcategory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Criteria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CriteriaCompo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CriteriaElement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Debug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Filesystem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Groupperm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Groupperm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Kernel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Logg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Logger_rend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Member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Message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Module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Module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Notification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Notification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Object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Object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Online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Page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PageBuild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Page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Preload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Preloaditem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Privmessage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Privmessage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Session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Textsanitiz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Theme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ThemeFactory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Tpl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Tplfile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TplfileHandler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Tplset.php</text:p>
          </table:table-cell>
          <table:table-cell table:number-columns-repeated="1021"/>
        </table:table-row>
        <table:table-row table:style-name="ro1">
          <table:table-cell office:value-type="string">
            <text:p>/class/core</text:p>
          </table:table-cell>
          <table:table-cell office:value-type="string">
            <text:p>TplsetHandler.php</text:p>
          </table:table-cell>
          <table:table-cell table:number-columns-repeated="1021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table:number-columns-repeated="1021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table:number-columns-repeated="1021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table:number-columns-repeated="1021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table:number-columns-repeated="1021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sqlutility.php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table:number-columns-repeated="1021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table:number-columns-repeated="1021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 table:number-columns-repeated="1021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 table:number-columns-repeated="1021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 table:number-columns-repeated="1021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handlerregist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sregist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userhand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img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27/06/2010</text:date>, <text:time>08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6-27T08:42:14</dc:date>
    <dc:creator>Marc-Andre Lanciault</dc:creator>
    <meta:editing-duration>PT00H31M14S</meta:editing-duration>
    <meta:editing-cycles>6</meta:editing-cycles>
    <meta:generator>OpenOffice.org/3.1$Linux OpenOffice.org_project/310m19$Build-9420</meta:generator>
    <meta:document-statistic meta:table-count="3" meta:cell-count="360" meta:object-count="0"/>
  </office:meta>
</office:document-meta>
</file>